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bold" officeooo:rsid="00159fda" officeooo:paragraph-rsid="00159fd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6d5b0" officeooo:paragraph-rsid="0016d5b0"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bold" officeooo:rsid="0016d5b0" officeooo:paragraph-rsid="0017f65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17f65d" officeooo:paragraph-rsid="0017f65d"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7f65d"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te Noise Reduction of Audio Signal using Wavelets Transform with Modified Universal Threshold </text:p>
      <text:p text:style-name="P2">Link: <text:a xlink:type="simple" xlink:href="https://pdfs.semanticscholar.org/6d89/6d24e91d82803808695f918220be442986e8.pdf" text:style-name="Internet_20_link" text:visited-style-name="Visited_20_Internet_20_Link"><text:span text:style-name="T1">https://pdfs.semanticscholar.org/6d89/6d24e91d82803808695f918220be442986e8.pdf</text:span></text:a></text:p>
      <text:p text:style-name="P2"><text:span text:style-name="T1"/></text:p>
      <text:p text:style-name="P3">1. Key Idea:</text:p>
      <text:p text:style-name="P3"><text:tab/><text:span text:style-name="T1">The key idea behind using or researching this paper is to remove the noises from <text:s/>the audio file that will be converted into the signals. Denoising the audio input is the main focus of this research.</text:span></text:p>
      <text:p text:style-name="P3"><text:span text:style-name="T1"/></text:p>
      <text:p text:style-name="P3">2. Background Knowledge:</text:p>
      <text:p text:style-name="P3"><text:tab/><text:span text:style-name="T1">There are two wavelet techniques one is Discrete Wavelet Transform and the second one is Fourier Transform. In this paper DWT is discussed where two thresholds are set high threshold is the sound signal while the low threshold is noise. </text:span></text:p>
      <text:p text:style-name="P3"><text:span text:style-name="T1"/></text:p>
      <text:p text:style-name="P3">3. Assumptions:</text:p>
      <text:p text:style-name="P3"><text:tab/><text:span text:style-name="T1">Author has assume two thresholds. High threshold is the sound signal while the low threshold is noise. </text:span></text:p>
      <text:p text:style-name="P3"><text:span text:style-name="T1"/></text:p>
      <text:p text:style-name="P3">4. Contribution:</text:p>
      <text:p text:style-name="P4"><text:tab/><text:span text:style-name="T2">Audio denoising has done by thresholding wavelet coefficients. Object Degree Grade was main standard to find maximum object degree grade gain. For every object degree grade mean square error is calculated.</text:span></text:p>
      <text:p text:style-name="P4"><text:span text:style-name="T2"/></text:p>
      <text:p text:style-name="P5">5. <text:s/>Critical Points:</text:p>
      <text:p text:style-name="P5"><text:tab/><text:span text:style-name="T1">By setting the thresholds value of high and low medium threshold value may be deducted from signal and it will result as the lost of audio sig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7:07:23.542360710</meta:creation-date>
    <dc:date>2018-09-15T17:58:37.809033898</dc:date>
    <meta:editing-duration>PT7M47S</meta:editing-duration>
    <meta:editing-cycles>1</meta:editing-cycles>
    <meta:document-statistic meta:table-count="0" meta:image-count="0" meta:object-count="0" meta:page-count="1" meta:paragraph-count="12" meta:word-count="179" meta:character-count="1163" meta:non-whitespace-character-count="986"/>
    <meta:generator>LibreOffice/6.0.3.2$Linux_X86_64 LibreOffice_project/00m0$Build-2</meta:generator>
  </office:meta>
</office:document-meta>
</file>